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78f" officeooo:paragraph-rsid="0013f78f"/>
    </style:style>
    <style:style style:name="P2" style:family="paragraph" style:parent-style-name="Standard">
      <style:text-properties fo:font-weight="bold" officeooo:rsid="0015cb5c" officeooo:paragraph-rsid="0015cb5c" style:font-weight-asian="bold" style:font-weight-complex="bold"/>
    </style:style>
    <style:style style:name="P3" style:family="paragraph" style:parent-style-name="Standard">
      <style:text-properties fo:font-weight="bold" officeooo:rsid="0016ead2" officeooo:paragraph-rsid="0016ead2" style:font-weight-asian="bold" style:font-weight-complex="bold"/>
    </style:style>
    <style:style style:name="P4" style:family="paragraph" style:parent-style-name="Standard">
      <style:text-properties fo:font-weight="normal" officeooo:rsid="0015cb5c" officeooo:paragraph-rsid="0015cb5c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f78f" officeooo:paragraph-rsid="0013f78f" style:font-weight-asian="bold" style:font-weight-complex="bold"/>
    </style:style>
    <style:style style:name="T1" style:family="text">
      <style:text-properties officeooo:rsid="0015cb5c"/>
    </style:style>
    <style:style style:name="T2" style:family="text">
      <style:text-properties officeooo:rsid="0016473a"/>
    </style:style>
    <style:style style:name="T3" style:family="text">
      <style:text-properties officeooo:rsid="0016ead2"/>
    </style:style>
    <style:style style:name="T4" style:family="text">
      <style:text-properties officeooo:rsid="001895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ERVIEW – <text:span text:style-name="T4">TACKLING ALGORITHM PROBLEM</text:span></text:p>
      <text:p text:style-name="P1">-understand the problem</text:p>
      <text:p text:style-name="P1">-what are the inputs</text:p>
      <text:p text:style-name="P1">-what are the outputs</text:p>
      <text:p text:style-name="P1">-can the outputs be determined from the inputs – be sure you figure this out.</text:p>
      <text:p text:style-name="P1">-what are the important parts of the data that are part of the problem.</text:p>
      <text:p text:style-name="P1">-how should I label the important parts of data that are part of the problem.</text:p>
      <text:p text:style-name="P1"/>
      <text:p text:style-name="P1">* Solve/simplify – solve the problem if you can if you cant’ solve a simplified versioin.</text:p>
      <text:p text:style-name="P1"><text:s/>→<text:span text:style-name="T1"> you don’t put your eggs in one basket, dont fail totally, solve a simpler version.</text:span></text:p>
      <text:p text:style-name="P1"/>
      <text:p text:style-name="P2">How to simplify the solution</text:p>
      <text:p text:style-name="P4">-find the difficulty in what you are trying to do.</text:p>
      <text:p text:style-name="P4">-temporarily ignore that difficultly</text:p>
      <text:p text:style-name="P4">-write a simplified solution</text:p>
      <text:p text:style-name="P4">-then incorporate that difficultly.</text:p>
      <text:p text:style-name="P4"/>
      <text:p text:style-name="P4">* <text:span text:style-name="T2">If challenged, skip that part and mention that I can’t remember how to do … but if I had my computer I would just google ….</text:span></text:p>
      <text:p text:style-name="P4"/>
      <text:p text:style-name="P3">refactoring your code</text:p>
      <text:p text:style-name="P3"/>
      <text:p text:style-name="P1">-<text:span text:style-name="T3">check the results</text:span></text:p>
      <text:p text:style-name="P1">-<text:span text:style-name="T3">derive the result differently</text:span></text:p>
      <text:p text:style-name="P1">-<text:span text:style-name="T3">understand it at a glance</text:span></text:p>
      <text:p text:style-name="P1">-<text:span text:style-name="T3">use the result or method for some other problem</text:span></text:p>
      <text:p text:style-name="P1">-<text:span text:style-name="T3">think of other ways to refactor</text:span></text:p>
      <text:p text:style-name="P1">-<text:span text:style-name="T3">how have other people solved the problem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7:45:01.651160941</meta:creation-date>
    <dc:date>2021-04-23T18:56:42.994107149</dc:date>
    <meta:editing-duration>PT20M20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180" meta:character-count="1019" meta:non-whitespace-character-count="857"/>
  </office:meta>
</office:document-meta>
</file>